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4505F802E56906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315cm, 1.758cm, 8.074cm, 1.65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1cm" svg:height="20.1cm" svg:x="1.092cm" svg:y="1.391cm">
          <draw:image xlink:href="Pictures/10000000000005E8000007E0E4505F802E56906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2:09.898664660</dc:date>
    <meta:editing-duration>PT3M5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